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paragraph-properties fo:text-align="justify" style:justify-single-word="false"/>
      <style:text-properties officeooo:paragraph-rsid="000aea48"/>
    </style:style>
    <style:style style:name="P2" style:family="paragraph" style:parent-style-name="Text_20_body">
      <style:text-properties officeooo:paragraph-rsid="000aea48"/>
    </style:style>
    <style:style style:name="P3" style:family="paragraph" style:parent-style-name="Text_20_body">
      <style:text-properties fo:font-size="14pt" officeooo:paragraph-rsid="000aea48" style:font-size-asian="14pt" style:font-size-complex="14pt"/>
    </style:style>
    <style:style style:name="P4" style:family="paragraph" style:parent-style-name="Text_20_body">
      <style:paragraph-properties fo:text-align="justify" style:justify-single-word="false"/>
      <style:text-properties fo:font-weight="bold" officeooo:rsid="000aea48" officeooo:paragraph-rsid="000aea48" style:font-weight-asian="bold" style:font-weight-complex="bold"/>
    </style:style>
    <style:style style:name="P5" style:family="paragraph" style:parent-style-name="Text_20_body">
      <style:paragraph-properties fo:text-align="justify" style:justify-single-word="false"/>
      <style:text-properties fo:font-weight="bold" officeooo:rsid="000bffe4" officeooo:paragraph-rsid="000bffe4" style:font-weight-asian="bold" style:font-weight-complex="bold"/>
    </style:style>
    <style:style style:name="P6" style:family="paragraph" style:parent-style-name="Text_20_body" style:list-style-name="L4">
      <style:paragraph-properties fo:text-align="justify" style:justify-single-word="false"/>
      <style:text-properties fo:font-weight="normal" officeooo:rsid="000aea48" officeooo:paragraph-rsid="000aea48" style:font-weight-asian="normal" style:font-weight-complex="normal"/>
    </style:style>
    <style:style style:name="P7" style:family="paragraph" style:parent-style-name="Text_20_body" style:list-style-name="L5">
      <style:paragraph-properties fo:text-align="justify" style:justify-single-word="false"/>
      <style:text-properties fo:font-weight="normal" officeooo:rsid="000aea48" officeooo:paragraph-rsid="000aea48" style:font-weight-asian="normal" style:font-weight-complex="normal"/>
    </style:style>
    <style:style style:name="P8" style:family="paragraph" style:parent-style-name="Text_20_body">
      <style:paragraph-properties fo:text-align="justify" style:justify-single-word="false"/>
      <style:text-properties fo:font-weight="normal" officeooo:rsid="000bffe4" officeooo:paragraph-rsid="000bffe4" style:font-weight-asian="normal" style:font-weight-complex="normal"/>
    </style:style>
    <style:style style:name="P9" style:family="paragraph" style:parent-style-name="Text_20_body" style:list-style-name="L4">
      <style:paragraph-properties fo:text-align="justify" style:justify-single-word="false"/>
      <style:text-properties fo:font-weight="normal" officeooo:rsid="000bffe4" officeooo:paragraph-rsid="000bffe4" style:font-weight-asian="normal" style:font-weight-complex="normal"/>
    </style:style>
    <style:style style:name="P10" style:family="paragraph" style:parent-style-name="Text_20_body" style:list-style-name="L5">
      <style:paragraph-properties fo:text-align="justify" style:justify-single-word="false"/>
      <style:text-properties fo:font-weight="normal" officeooo:rsid="00153db1" officeooo:paragraph-rsid="00153db1" style:font-weight-asian="normal" style:font-weight-complex="normal"/>
    </style:style>
    <style:style style:name="P11" style:family="paragraph" style:parent-style-name="Text_20_body" style:list-style-name="L4">
      <style:paragraph-properties fo:text-align="justify" style:justify-single-word="false"/>
      <style:text-properties style:font-name="Liberation Serif" fo:font-size="12pt" fo:font-weight="normal" officeooo:rsid="000bffe4" officeooo:paragraph-rsid="000d51ba" style:font-size-asian="12pt" style:font-weight-asian="normal" style:font-size-complex="12pt" style:font-weight-complex="normal"/>
    </style:style>
    <style:style style:name="P12" style:family="paragraph" style:parent-style-name="Text_20_body" style:list-style-name="L2">
      <style:paragraph-properties fo:margin-top="0cm" fo:margin-bottom="0cm" loext:contextual-spacing="false" fo:text-align="justify" style:justify-single-word="false"/>
      <style:text-properties officeooo:paragraph-rsid="000aea48"/>
    </style:style>
    <style:style style:name="P13" style:family="paragraph" style:parent-style-name="Text_20_body" style:list-style-name="L3">
      <style:paragraph-properties fo:margin-top="0cm" fo:margin-bottom="0cm" loext:contextual-spacing="false" fo:text-align="justify" style:justify-single-word="false"/>
      <style:text-properties officeooo:paragraph-rsid="000aea48"/>
    </style:style>
    <style:style style:name="P14" style:family="paragraph" style:parent-style-name="Text_20_body">
      <style:paragraph-properties fo:margin-top="0cm" fo:margin-bottom="0cm" loext:contextual-spacing="false" fo:text-align="justify" style:justify-single-word="false"/>
      <style:text-properties officeooo:paragraph-rsid="000aea48"/>
    </style:style>
    <style:style style:name="P15" style:family="paragraph" style:parent-style-name="Text_20_body" style:list-style-name="L4">
      <style:paragraph-properties fo:margin-top="0cm" fo:margin-bottom="0cm" loext:contextual-spacing="false"/>
      <style:text-properties style:font-name="Liberation Serif" fo:font-size="12pt" officeooo:paragraph-rsid="000d51ba" style:font-size-asian="12pt" style:font-size-complex="12pt"/>
    </style:style>
    <style:style style:name="P16" style:family="paragraph" style:parent-style-name="Standard">
      <style:text-properties officeooo:paragraph-rsid="000aea48"/>
    </style:style>
    <style:style style:name="P17" style:family="paragraph" style:parent-style-name="Standard">
      <style:text-properties officeooo:rsid="000aea48" officeooo:paragraph-rsid="000aea48"/>
    </style:style>
    <style:style style:name="T1" style:family="text">
      <style:text-properties fo:font-weight="bold" style:font-weight-asian="bold" style:font-weight-complex="bold"/>
    </style:style>
    <style:style style:name="T2" style:family="text">
      <style:text-properties fo:font-weight="bold" officeooo:rsid="00147320" style:font-weight-asian="bold" style:font-weight-complex="bold"/>
    </style:style>
    <style:style style:name="T3" style:family="text">
      <style:text-properties fo:font-weight="bold" officeooo:rsid="000bffe4" style:font-weight-asian="bold" style:font-weight-complex="bold"/>
    </style:style>
    <style:style style:name="T4" style:family="text">
      <style:text-properties officeooo:rsid="000bffe4"/>
    </style:style>
    <style:style style:name="T5" style:family="text">
      <style:text-properties officeooo:rsid="000d51ba"/>
    </style:style>
    <style:style style:name="T6" style:family="text">
      <style:text-properties officeooo:rsid="00126970"/>
    </style:style>
    <style:style style:name="T7" style:family="text">
      <style:text-properties officeooo:rsid="0018f0c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Informatica power center ETL/data integration tool:</text:span></text:p>
      <text:p text:style-name="P16"><text:span text:style-name="T2"/></text:p>
      <text:p text:style-name="P17"><text:span text:style-name="T3">1.</text:span><text:span text:style-name="T2">A</text:span><text:span text:style-name="T1">bout the tool:</text:span></text:p>
      <text:p text:style-name="P16"/>
      <text:p text:style-name="P16">It offers the capability to connect &amp; fetch data from different heterogeneous source and processing of data. </text:p>
      <text:p text:style-name="P2">The latest version of Informatica PowerCenter available is 9.6.0. The different editions for the PowerCenter are </text:p>
      <text:list xml:id="list5343102332236859214" text:style-name="L2">
        <text:list-item>
          <text:p text:style-name="P12">Standard edition</text:p>
        </text:list-item>
        <text:list-item>
          <text:p text:style-name="P12">Advanced edition </text:p>
        </text:list-item>
        <text:list-item>
          <text:p text:style-name="P1">Premium edition</text:p>
        </text:list-item>
      </text:list>
      <text:p text:style-name="P16"/>
      <text:p text:style-name="P16">The popular clients using Informatica Powercenter as a data integration tool are U.S Air Force, Allianz, Fannie Mae, ING, Samsung, etc. The popular tools available in the market in competition to Informatica are IBM Datastage, Oracle OWB, Microsoft SSIS and Ab Initio.</text:p>
      <text:p text:style-name="P16"/>
      <text:p text:style-name="P3">Typical use cases for Informatica can be </text:p>
      <text:list xml:id="list6304946396592070714" text:style-name="L3">
        <text:list-item>
          <text:p text:style-name="P13">An organization migrating from existing legacy system like mainframe to a new database system. So the migration of its existing data into a system can be performed.</text:p>
        </text:list-item>
        <text:list-item>
          <text:p text:style-name="P13">Enterprises setting up their Data Warehouse would require an ETL tool to move data from the Production system to Warehouse.</text:p>
        </text:list-item>
        <text:list-item>
          <text:p text:style-name="P13">Integration of data from various heterogeneous systems like multiple databases and file-based systems can be done using Informatica.</text:p>
        </text:list-item>
      </text:list>
      <text:p text:style-name="P14"/>
      <text:p text:style-name="P4"><text:span text:style-name="T4">2.</text:span>Pros comparing its competitor:</text:p>
      <text:list xml:id="list739644777152285865" text:style-name="L4">
        <text:list-item>
          <text:p text:style-name="P6"><text:s text:c="4"/>Highly efficient and reliable tool</text:p>
        </text:list-item>
        <text:list-item>
          <text:p text:style-name="P6"><text:s text:c="4"/>Easily expandable</text:p>
        </text:list-item>
        <text:list-item>
          <text:p text:style-name="P6"><text:s text:c="4"/>Supports most of the industry standard data types</text:p>
        </text:list-item>
        <text:list-item>
          <text:p text:style-name="P6"><text:s text:c="4"/>Supports multiuser client-server development interface</text:p>
        </text:list-item>
        <text:list-item>
          <text:p text:style-name="P6"><text:s text:c="4"/>Easy to use and learn <text:span text:style-name="T7">with no prior knowledge</text:span> </text:p>
        </text:list-item>
        <text:list-item>
          <text:p text:style-name="P6"><text:s text:c="4"/>100% deployment rate</text:p>
        </text:list-item>
        <text:list-item>
          <text:p text:style-name="P6"><text:s text:c="4"/>92-94% customer loyalty</text:p>
        </text:list-item>
        <text:list-item>
          <text:p text:style-name="P6"><text:s text:c="3"/>Most mature ETL product available in the market</text:p>
        </text:list-item>
        <text:list-item>
          <text:p text:style-name="P6"><text:s text:c="3"/>Transformations can be effectivelf reused</text:p>
        </text:list-item>
        <text:list-item>
          <text:p text:style-name="P9"><text:s text:c="3"/>Backup and recovery can be done through repository manager</text:p>
        </text:list-item>
        <text:list-item>
          <text:p text:style-name="P9"><text:s text:c="3"/>Automatic Documentation</text:p>
        </text:list-item>
        <text:list-item>
          <text:p text:style-name="P15">database neutral and hence can communicate with any database</text:p>
        </text:list-item>
        <text:list-item>
          <text:p text:style-name="P11"><text:soft-page-break/>the most powerful data transformations tool. It converts one application’s data to another’s format</text:p>
        </text:list-item>
      </text:list>
      <text:p text:style-name="P4"/>
      <text:p text:style-name="P4"><text:span text:style-name="T4">3. </text:span>Cons comparing its competitor:</text:p>
      <text:list xml:id="list1448762180201232869" text:style-name="L5">
        <text:list-item>
          <text:p text:style-name="P7">Does not have the feature of Data Quality, it needs to be handled programmatically.</text:p>
        </text:list-item>
        <text:list-item>
          <text:p text:style-name="P7">Does not have any web integration feature.</text:p>
        </text:list-item>
        <text:list-item>
          <text:p text:style-name="P7">PowerCenter does not generate code, all the mappings developed are in the form of GUI <text:s text:c="6"/>Interface</text:p>
        </text:list-item>
        <text:list-item>
          <text:p text:style-name="P7">only commercial version is available</text:p>
        </text:list-item>
        <text:list-item>
          <text:p text:style-name="P7">Not open source</text:p>
        </text:list-item>
        <text:list-item>
          <text:p text:style-name="P10">Deployment automation needs to be improved</text:p>
        </text:list-item>
      </text:list>
      <text:p text:style-name="P5">4. Which tool is being used widely in market</text:p>
      <text:p text:style-name="P8"><text:s text:c="2"/>Informatica is highly specialized in ETL and Data integration. It’s the market leader in ETL domain <text:span text:style-name="T5">with 100% deployment rate and 94% customer loyalty</text:span>.<text:span text:style-name="T6">It is also easy to learn for any one even with very limited knowledge.</text:span> But, if you want to go for open source and you are familiar with Java then go for Talend. It is more affordable than Informatica in terms of cost, training and resource 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34:23.092735327</meta:creation-date>
    <dc:date>2018-09-12T17:12:26.018826659</dc:date>
    <meta:editing-duration>PT4H17M3S</meta:editing-duration>
    <meta:editing-cycles>5</meta:editing-cycles>
    <meta:generator>LibreOffice/5.1.6.2$Linux_X86_64 LibreOffice_project/10m0$Build-2</meta:generator>
    <meta:document-statistic meta:table-count="0" meta:image-count="0" meta:object-count="0" meta:page-count="2" meta:paragraph-count="35" meta:word-count="408" meta:character-count="2533" meta:non-whitespace-character-count="2132"/>
  </office:meta>
</office:document-meta>
</file>